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 fo:min-height="2.319cm" fo:min-width="2.562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2.319cm" fo:min-width="2.562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2.508cm" fo:min-width="2.846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3.428cm" fo:min-width="3.552cm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2.65cm" fo:min-width="2.894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3.194cm" fo:min-width="3.532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3.004cm" fo:min-width="3.248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2.72cm" fo:min-width="2.89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gr12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3" style:family="graphic" style:parent-style-name="objectwithoutfill">
      <style:graphic-properties draw:marker-start="Line_20_Arrow_20_3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45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3.004cm" fo:min-width="3.178cm"/>
    </style:style>
    <style:style style:name="gr16" style:family="graphic" style:parent-style-name="standard">
      <style:graphic-properties draw:fill-color="#ffffcc" draw:textarea-horizontal-align="justify" draw:textarea-vertical-align="middle" draw:auto-grow-height="false" fo:min-height="2.296cm" fo:min-width="2.45cm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cc99"/>
      <style:paragraph-properties fo:text-align="center"/>
      <style:text-properties fo:font-size="18pt"/>
    </style:style>
    <style:style style:name="P7" style:family="paragraph">
      <loext:graphic-properties draw:fill-color="#ffffcc"/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6" draw:id="id6" draw:layer="layout" svg:width="4.33cm" svg:height="3.633cm" svg:x="1.17cm" svg:y="3.467cm">
          <text:p text:style-name="P1">Wait for</text:p>
          <text:p text:style-name="P1">B2B transfer</text:p>
          <text:p text:style-name="P1">star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4.33cm" svg:height="3.633cm" svg:x="6.77cm" svg:y="3.667cm">
          <text:p text:style-name="P1">Collect </text:p>
          <text:p text:style-name="P1">RF predicted </text:p>
          <text:p text:style-name="P1">phase </text:p>
          <text:p text:style-name="P1">local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4.73cm" svg:height="3.9cm" svg:x="12.87cm" svg:y="3.7cm">
          <text:p text:style-name="P1">Wait for data</text:p>
          <text:p text:style-name="P1">from B2B</text:p>
          <text:p text:style-name="P1">target SCU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5.73cm" svg:height="5.2cm" svg:x="19.17cm" svg:y="2.6cm">
          <text:p text:style-name="P1">Calculate </text:p>
          <text:p text:style-name="P1">synchronization </text:p>
          <text:p text:style-name="P1">Window, </text:p>
          <text:p text:style-name="P1">phase shift/jump, </text:p>
          <text:p text:style-name="P1">phase correction</text:p>
          <text:p text:style-name="P1"><text:s/>value 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" draw:id="id1" draw:layer="layout" svg:width="4.8cm" svg:height="4.1cm" svg:x="26.9cm" svg:y="3.8cm">
          <text:p text:style-name="P1">Send </text:p>
          <text:p text:style-name="P1">synchronization</text:p>
          <text:p text:style-name="P1">window to WR </text:p>
          <text:p text:style-name="P1">Network 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" draw:id="id2" draw:layer="layout" svg:width="5.7cm" svg:height="4.868cm" svg:x="33.3cm" svg:y="2.7cm">
          <text:p text:style-name="P1">Give phase </text:p>
          <text:p text:style-name="P1">correction and</text:p>
          <text:p text:style-name="P1"><text:s/>phase shift/jump </text:p>
          <text:p text:style-name="P1">values to PCM</text:p>
          <text:p text:style-name="P1"><text:s/>and P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7" draw:id="id7" draw:layer="layout" svg:width="5.3cm" svg:height="4.6cm" svg:x="40.5cm" svg:y="3.1cm">
          <text:p text:style-name="P1">Wait </text:p>
          <text:p text:style-name="P1">for kicker </text:p>
          <text:p text:style-name="P1">trigger and firing</text:p>
          <text:p text:style-name="P1">time from trigger</text:p>
          <text:p text:style-name="P1"><text:s/>SCU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" draw:id="id8" draw:layer="layout" svg:width="4.8cm" svg:height="4.2cm" svg:x="47.8cm" svg:y="3.7cm">
          <text:p text:style-name="P1">B2B status </text:p>
          <text:p text:style-name="P1">check and send</text:p>
          <text:p text:style-name="P1">status to WR </text:p>
          <text:p text:style-name="P1">network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30.997cm" svg:y1="7.3cm" svg:x2="34.134cm" svg:y2="6.856cm" draw:start-shape="id1" draw:start-glue-point="9" draw:end-shape="id2" draw:end-glue-point="7" svg:d="M30997 7300c0 1653 3137 1875 3137-444" svg:viewBox="0 0 3138 1714">
          <text:p text:style-name="P1"/>
          <text:p text:style-name="P1"/>
          <text:p text:style-name="P1"/>
        </draw:connector>
        <draw:connector draw:style-name="gr9" draw:text-style-name="P4" draw:layer="layout" draw:type="curve" draw:line-skew="-0.743cm" svg:x1="24.061cm" svg:y1="7.039cm" svg:x2="27.603cm" svg:y2="7.3cm" draw:start-shape="id3" draw:start-glue-point="9" draw:end-shape="id1" draw:end-glue-point="7" svg:d="M24061 7039c0 930 3542 799 3542 261" svg:viewBox="0 0 3543 683">
          <text:p text:style-name="P1"/>
          <text:p text:style-name="P1"/>
          <text:p text:style-name="P1">OK</text:p>
        </draw:connector>
        <draw:connector draw:style-name="gr9" draw:text-style-name="P4" draw:layer="layout" draw:type="curve" svg:x1="16.908cm" svg:y1="7.029cm" svg:x2="20.009cm" svg:y2="7.039cm" draw:start-shape="id4" draw:start-glue-point="9" draw:end-shape="id3" draw:end-glue-point="7" svg:d="M16908 7029c0 1909 3101 1904 3101 10" svg:viewBox="0 0 3102 1432">
          <text:p text:style-name="P1"><text:s text:c="2"/>OK <text:s text:c="15"/></text:p>
        </draw:connector>
        <draw:connector draw:style-name="gr9" draw:text-style-name="P4" draw:layer="layout" draw:type="curve" svg:x1="10.466cm" svg:y1="6.768cm" svg:x2="13.562cm" svg:y2="7.029cm" draw:start-shape="id5" draw:start-glue-point="9" draw:end-shape="id4" draw:end-glue-point="7" svg:d="M10466 6768c0 2001 3096 1870 3096 261" svg:viewBox="0 0 3097 1486">
          <text:p text:style-name="P1">OK <text:s text:c="4"/></text:p>
        </draw:connector>
        <draw:connector draw:style-name="gr9" draw:text-style-name="P4" draw:layer="layout" draw:type="curve" svg:x1="3.335cm" svg:y1="7.1cm" svg:x2="7.404cm" svg:y2="6.768cm" draw:start-shape="id6" draw:start-glue-point="8" draw:end-shape="id5" draw:end-glue-point="7" svg:d="M3335 7100c0 1051 4069 1217 4069-332" svg:viewBox="0 0 4070 1143">
          <text:p text:style-name="P1"><text:s text:c="5"/></text:p>
        </draw:connector>
        <draw:connector draw:style-name="gr10" draw:text-style-name="P4" draw:layer="layout" draw:type="curve" svg:x1="38.166cm" svg:y1="6.856cm" svg:x2="41.276cm" svg:y2="7.027cm" draw:start-shape="id2" draw:start-glue-point="9" draw:end-shape="id7" draw:end-glue-point="7" svg:d="M38166 6856c0 2019 3110 1933 3110 171" svg:viewBox="0 0 3111 1505">
          <text:p/>
        </draw:connector>
        <draw:connector draw:style-name="gr9" draw:text-style-name="P4" draw:layer="layout" draw:type="curve" svg:x1="45.024cm" svg:y1="7.027cm" svg:x2="48.503cm" svg:y2="7.285cm" draw:start-shape="id7" draw:start-glue-point="9" draw:end-shape="id8" draw:end-glue-point="7" svg:d="M45024 7027c0 2062 3479 1933 3479 258" svg:viewBox="0 0 3480 1532">
          <text:p text:style-name="P1"><text:s text:c="7"/>OK</text:p>
        </draw:connector>
        <draw:connector draw:style-name="gr10" draw:text-style-name="P4" draw:layer="layout" draw:type="curve" draw:line-skew="-1.256cm" svg:x1="50.2cm" svg:y1="3.7cm" svg:x2="3.335cm" svg:y2="3.467cm" draw:start-shape="id8" draw:start-glue-point="4" draw:end-shape="id6" draw:end-glue-point="4" svg:d="M50200 3700c0-2986-46865-2870-46865-233" svg:viewBox="0 0 46866 2226">
          <text:p/>
        </draw:connector>
        <draw:line draw:style-name="gr10" draw:text-style-name="P4" draw:layer="layout" svg:x1="1cm" svg:y1="14.9cm" svg:x2="54cm" svg:y2="14.9cm">
          <text:p/>
        </draw:line>
        <draw:frame draw:style-name="gr11" draw:text-style-name="P5" draw:layer="layout" svg:width="6cm" svg:height="1.3cm" svg:x="52.3cm" svg:y="15.5cm">
          <draw:text-box>
            <text:p>time</text:p>
          </draw:text-box>
        </draw:frame>
        <draw:line draw:style-name="gr12" draw:text-style-name="P4" draw:layer="layout" svg:x1="3.4cm" svg:y1="7cm" svg:x2="3.4cm" svg:y2="34.9cm">
          <text:p/>
        </draw:line>
        <draw:line draw:style-name="gr12" draw:text-style-name="P4" draw:layer="layout" svg:x1="7.6cm" svg:y1="7cm" svg:x2="7.6cm" svg:y2="23.6cm">
          <text:p/>
        </draw:line>
        <draw:line draw:style-name="gr12" draw:text-style-name="P4" draw:layer="layout" svg:x1="13.7cm" svg:y1="7.1cm" svg:x2="13.7cm" svg:y2="14.6cm">
          <text:p/>
        </draw:line>
        <draw:line draw:style-name="gr12" draw:text-style-name="P4" draw:layer="layout" svg:x1="16.9cm" svg:y1="7.2cm" svg:x2="16.9cm" svg:y2="14.7cm">
          <text:p/>
        </draw:line>
        <draw:line draw:style-name="gr12" draw:text-style-name="P4" draw:layer="layout" svg:x1="41.4cm" svg:y1="7.2cm" svg:x2="41.4cm" svg:y2="14.7cm">
          <text:p/>
        </draw:line>
        <draw:line draw:style-name="gr12" draw:text-style-name="P4" draw:layer="layout" svg:x1="48.6cm" svg:y1="7.5cm" svg:x2="48.6cm" svg:y2="15cm">
          <text:p/>
        </draw:line>
        <draw:line draw:style-name="gr12" draw:text-style-name="P4" draw:layer="layout" svg:x1="52.6cm" svg:y1="6.2cm" svg:x2="52.7cm" svg:y2="14.6cm">
          <text:p/>
        </draw:line>
        <draw:line draw:style-name="gr13" draw:text-style-name="P4" draw:layer="layout" svg:x1="3.5cm" svg:y1="13.7cm" svg:x2="7.4cm" svg:y2="13.7cm">
          <text:p text:style-name="P1">500 us</text:p>
          <text:p text:style-name="P1"/>
        </draw:line>
        <draw:line draw:style-name="gr13" draw:text-style-name="P4" draw:layer="layout" svg:x1="7.5cm" svg:y1="13.7cm" svg:x2="13.6cm" svg:y2="13.7cm">
          <text:p text:style-name="P1"><text:span text:style-name="T1">≈ <text:s/></text:span>450 ns</text:p>
          <text:p text:style-name="P1"/>
        </draw:line>
        <draw:line draw:style-name="gr13" draw:text-style-name="P4" draw:layer="layout" svg:x1="13.7cm" svg:y1="13.8cm" svg:x2="16.9cm" svg:y2="13.8cm">
          <text:p text:style-name="P1">Max</text:p>
          <text:p text:style-name="P1">500 us</text:p>
          <text:p text:style-name="P1"/>
          <text:p text:style-name="P1"/>
        </draw:line>
        <draw:line draw:style-name="gr13" draw:text-style-name="P4" draw:layer="layout" svg:x1="3.6cm" svg:y1="32.9cm" svg:x2="40.5cm" svg:y2="32.9cm">
          <text:p text:style-name="P1"><text:span text:style-name="T1">≈ </text:span>1.5 ms</text:p>
          <text:p text:style-name="P1"/>
          <text:p text:style-name="P1"/>
        </draw:line>
        <draw:line draw:style-name="gr13" draw:text-style-name="P4" draw:layer="layout" svg:x1="3.5cm" svg:y1="11.6cm" svg:x2="48.7cm" svg:y2="11.9cm">
          <text:p text:style-name="P1">Max</text:p>
          <text:p text:style-name="P1">13 ms</text:p>
          <text:p text:style-name="P1"/>
          <text:p text:style-name="P1"/>
        </draw:line>
        <draw:line draw:style-name="gr13" draw:text-style-name="P4" draw:layer="layout" svg:x1="48.7cm" svg:y1="13.8cm" svg:x2="52.7cm" svg:y2="13.8cm">
          <text:p text:style-name="P1"/>
          <text:p text:style-name="P1"><text:span text:style-name="T1">≈ </text:span><text:span text:style-name="T1">2</text:span>0 us</text:p>
          <text:p text:style-name="P1"/>
          <text:p text:style-name="P1"/>
        </draw:line>
        <draw:custom-shape draw:style-name="gr1" draw:text-style-name="P6" xml:id="id10" draw:id="id10" draw:layer="layout" svg:width="4.33cm" svg:height="3.633cm" svg:x="1.164cm" svg:y="17.217cm">
          <text:p text:style-name="P1"><text:span text:style-name="T2">Wait for</text:span></text:p>
          <text:p text:style-name="P1"><text:span text:style-name="T2">B2B transfer</text:span></text:p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1" draw:id="id11" draw:layer="layout" svg:width="4.33cm" svg:height="3.633cm" svg:x="6.97cm" svg:y="16.867cm">
          <text:p text:style-name="P1"><text:span text:style-name="T2">Collect </text:span></text:p>
          <text:p text:style-name="P1"><text:span text:style-name="T2">RF predicted </text:span></text:p>
          <text:p text:style-name="P1"><text:span text:style-name="T2">phase </text:span></text:p>
          <text:p text:style-name="P1"><text:span text:style-name="T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9" draw:id="id9" draw:layer="layout" svg:width="4.73cm" svg:height="3.9cm" svg:x="13.3cm" svg:y="16.7cm">
          <text:p text:style-name="P1"><text:span text:style-name="T2">Send data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13.992cm" svg:y1="17.271cm" svg:x2="4.86cm" svg:y2="17.749cm" draw:start-shape="id9" draw:start-glue-point="5" draw:end-shape="id10" draw:end-glue-point="11" svg:d="M13992 17271c0-1608-9132-1847-9132 478" svg:viewBox="0 0 9133 1716">
          <text:p text:style-name="P1"><text:s text:c="29"/></text:p>
        </draw:connector>
        <draw:connector draw:style-name="gr9" draw:text-style-name="P4" draw:layer="layout" draw:type="curve" svg:x1="10.666cm" svg:y1="19.968cm" svg:x2="13.992cm" svg:y2="20.029cm" draw:start-shape="id11" draw:start-glue-point="9" draw:end-shape="id9" draw:end-glue-point="7" svg:d="M10666 19968c0 1701 3326 1670 3326 61" svg:viewBox="0 0 3327 1273">
          <text:p text:style-name="P1"><text:s text:c="6"/></text:p>
        </draw:connector>
        <draw:connector draw:style-name="gr10" draw:text-style-name="P4" draw:layer="layout" draw:type="curve" svg:x1="3.329cm" svg:y1="20.85cm" svg:x2="7.604cm" svg:y2="19.968cm" draw:start-shape="id10" draw:start-glue-point="8" draw:end-shape="id11" draw:end-glue-point="7" svg:d="M3329 20850c0 751 4275 1192 4275-882" svg:viewBox="0 0 4276 1508">
          <text:p/>
        </draw:connector>
        <draw:line draw:style-name="gr10" draw:text-style-name="P4" draw:layer="layout" svg:x1="1cm" svg:y1="23.2cm" svg:x2="54cm" svg:y2="23.2cm">
          <text:p/>
        </draw:line>
        <draw:line draw:style-name="gr12" draw:text-style-name="P4" draw:layer="layout" svg:x1="14cm" svg:y1="20cm" svg:x2="14cm" svg:y2="23.6cm">
          <text:p/>
        </draw:line>
        <draw:frame draw:style-name="gr14" draw:text-style-name="P5" draw:layer="layout" svg:width="5.4cm" svg:height="1.7cm" svg:x="52.1cm" svg:y="23.2cm">
          <draw:text-box>
            <text:p>time</text:p>
          </draw:text-box>
        </draw:frame>
        <draw:line draw:style-name="gr13" draw:text-style-name="P4" draw:layer="layout" svg:x1="3.4cm" svg:y1="22.4cm" svg:x2="7.7cm" svg:y2="22.4cm">
          <text:p text:style-name="P1">500 us</text:p>
          <text:p text:style-name="P1"/>
        </draw:line>
        <draw:line draw:style-name="gr13" draw:text-style-name="P4" draw:layer="layout" svg:x1="7.5cm" svg:y1="22.4cm" svg:x2="14.1cm" svg:y2="22.4cm">
          <text:p text:style-name="P1"><text:span text:style-name="T1">≈ <text:s/></text:span>450 ns</text:p>
          <text:p text:style-name="P1"/>
        </draw:line>
        <draw:line draw:style-name="gr12" draw:text-style-name="P4" draw:layer="layout" svg:x1="16cm" svg:y1="20.5cm" svg:x2="16cm" svg:y2="23.3cm">
          <text:p/>
        </draw:line>
        <draw:line draw:style-name="gr13" draw:text-style-name="P4" draw:layer="layout" svg:x1="14cm" svg:y1="22.4cm" svg:x2="16cm" svg:y2="22.4cm">
          <text:p text:style-name="P1"/>
          <text:p text:style-name="P1"><text:span text:style-name="T1">≈ </text:span><text:span text:style-name="T1">5</text:span> us</text:p>
          <text:p text:style-name="P1"/>
          <text:p text:style-name="P1"/>
        </draw:line>
        <draw:custom-shape draw:style-name="gr1" draw:text-style-name="P6" xml:id="id15" draw:id="id15" draw:layer="layout" svg:width="4.33cm" svg:height="3.633cm" svg:x="1.03cm" svg:y="27.1cm">
          <text:p text:style-name="P1"><text:span text:style-name="T2">Wait for</text:span></text:p>
          <text:p text:style-name="P1"><text:span text:style-name="T2">B2B transfer</text:span></text:p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14" draw:id="id14" draw:layer="layout" svg:width="5.2cm" svg:height="4.6cm" svg:x="31.3cm" svg:y="26.4cm">
          <text:p text:style-name="P1"><text:span text:style-name="T2">Wait for </text:span></text:p>
          <text:p text:style-name="P1"><text:span text:style-name="T2">synchronization </text:span></text:p>
          <text:p text:style-name="P1"><text:span text:style-name="T2">window 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12" draw:id="id12" draw:layer="layout" svg:width="4.17cm" svg:height="3.6cm" svg:x="39.6cm" svg:y="26.8cm">
          <text:p text:style-name="P1"><text:span text:style-name="T2">Get kicker </text:span></text:p>
          <text:p text:style-name="P1"><text:span text:style-name="T2">trigger </text:span></text:p>
          <text:p text:style-name="P1"><text:span text:style-name="T2">and firing</text:span></text:p>
          <text:p text:style-name="P1"><text:span text:style-name="T2"><text:s/></text:span><text:span text:style-name="T2">tim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43.16cm" svg:y1="29.873cm" svg:x2="46.176cm" svg:y2="30.127cm" draw:start-shape="id12" draw:start-glue-point="9" draw:end-shape="id13" draw:end-glue-point="7" svg:d="M43160 29873c0 2143 3016 2016 3016 254" svg:viewBox="0 0 3017 1593">
          <text:p text:style-name="P1"><text:s text:c="29"/></text:p>
        </draw:connector>
        <draw:connector draw:style-name="gr9" draw:text-style-name="P4" draw:layer="layout" draw:type="curve" svg:x1="35.739cm" svg:y1="30.327cm" svg:x2="40.21cm" svg:y2="29.873cm" draw:start-shape="id14" draw:start-glue-point="9" draw:end-shape="id12" draw:end-glue-point="7" svg:d="M35739 30327c0 1762 4471 1989 4471-454" svg:viewBox="0 0 4472 1806">
          <text:p text:style-name="P1"><text:s text:c="6"/></text:p>
        </draw:connector>
        <draw:connector draw:style-name="gr10" draw:text-style-name="P4" draw:layer="layout" draw:type="curve" svg:x1="4.726cm" svg:y1="30.201cm" svg:x2="32.061cm" svg:y2="30.327cm" draw:start-shape="id15" draw:start-glue-point="9" draw:end-shape="id14" draw:end-glue-point="7" svg:d="M4726 30201c0 1951 27335 1888 27335 126" svg:viewBox="0 0 27336 1456">
          <text:p/>
        </draw:connector>
        <draw:custom-shape draw:style-name="gr7" draw:text-style-name="P3" xml:id="id13" draw:id="id13" draw:layer="layout" svg:width="5.3cm" svg:height="4.6cm" svg:x="45.4cm" svg:y="26.2cm">
          <text:p text:style-name="P1">Send kicker </text:p>
          <text:p text:style-name="P1">trigger and firing</text:p>
          <text:p text:style-name="P1">time to B2B </text:p>
          <text:p text:style-name="P1">source SCU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draw:line-skew="-0.421cm" svg:x1="46.176cm" svg:y1="26.873cm" svg:x2="4.726cm" svg:y2="27.632cm" draw:start-shape="id13" draw:start-glue-point="5" draw:end-shape="id15" draw:end-glue-point="11" svg:d="M46176 26873c0-2392-41450-2772-41450 759" svg:viewBox="0 0 41451 2604">
          <text:p/>
        </draw:connector>
        <draw:line draw:style-name="gr10" draw:text-style-name="P4" draw:layer="layout" svg:x1="1cm" svg:y1="34.8cm" svg:x2="54cm" svg:y2="34.8cm">
          <text:p/>
        </draw:line>
        <draw:frame draw:style-name="gr14" draw:text-style-name="P5" draw:layer="layout" svg:width="5.4cm" svg:height="1.7cm" svg:x="52.2cm" svg:y="35cm">
          <draw:text-box>
            <text:p>time</text:p>
          </draw:text-box>
        </draw:frame>
        <draw:line draw:style-name="gr12" draw:text-style-name="P4" draw:layer="layout" svg:x1="40.4cm" svg:y1="30.2cm" svg:x2="40.4cm" svg:y2="33.6cm">
          <text:p/>
        </draw:line>
        <draw:line draw:style-name="gr13" draw:text-style-name="P4" draw:layer="layout" svg:x1="17cm" svg:y1="13.8cm" svg:x2="41.4cm" svg:y2="13.8cm">
          <text:p text:style-name="P1"/>
          <text:p text:style-name="P1"><text:span text:style-name="T1">≈ </text:span><text:span text:style-name="T1">5</text:span>0 us</text:p>
          <text:p text:style-name="P1"/>
          <text:p text:style-name="P1"/>
        </draw:line>
        <draw:line draw:style-name="gr12" draw:text-style-name="P4" draw:layer="layout" svg:x1="50.6cm" svg:y1="29.2cm" svg:x2="50.6cm" svg:y2="34.8cm">
          <text:p/>
        </draw:line>
        <draw:line draw:style-name="gr13" draw:text-style-name="P4" draw:layer="layout" svg:x1="3.5cm" svg:y1="34cm" svg:x2="50.7cm" svg:y2="34cm">
          <text:p text:style-name="P1"><text:span text:style-name="T1"><text:s/></text:span><text:span text:style-name="T1">Max 12 m</text:span>s</text:p>
          <text:p text:style-name="P1"/>
          <text:p text:style-name="P1"/>
        </draw:line>
        <draw:frame draw:style-name="gr11" draw:text-style-name="P8" draw:layer="layout" svg:width="8.1cm" svg:height="1.3cm" svg:x="2.4cm" svg:y="34.5cm">
          <draw:text-box>
            <text:p><text:span text:style-name="T3">t_</text:span><text:span text:style-name="T4">sta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_20_3" draw:display-name="Line Arrow 3" svg:viewBox="0 0 1131 2256" svg:d="M1127 2120l-449-2006-9-42-25-39-38-25-38-8-43 8-38 25-25 39-9 42-449 2006v13l-4 9 9 42 25 38 38 25 42 9h903l42-9 38-25 26-38 8-42v-9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cm" fo:page-height="35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9:09:34.087000000</meta:creation-date>
    <dc:date>2016-08-08T15:46:53.012000000</dc:date>
    <meta:editing-duration>P4DT14H7M56S</meta:editing-duration>
    <meta:editing-cycles>20</meta:editing-cycles>
    <meta:generator>LibreOffice/4.4.4.3$Windows_x86 LibreOffice_project/2c39ebcf046445232b798108aa8a7e7d89552ea8</meta:generator>
    <meta:document-statistic meta:object-count="59"/>
  </office:meta>
</office:document-meta>
</file>